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xygen" svg:font-family="Oxygen"/>
    <style:font-face style:name="Adobe Fan Heiti Std" svg:font-family="'Adobe Fan Heiti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Heading_20_1">
      <style:text-properties style:font-name="Arial" fo:font-size="12pt" style:font-size-asian="12pt" style:font-size-complex="12pt"/>
    </style:style>
    <style:style style:name="P3" style:family="paragraph" style:parent-style-name="Heading_20_1">
      <style:paragraph-properties fo:margin-top="0.353cm" fo:margin-bottom="0cm" fo:line-height="114%" style:writing-mode="lr-tb"/>
    </style:style>
    <style:style style:name="P4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fo:line-height="114%" style:writing-mode="lr-tb"/>
      <style:text-properties style:font-name="Arial" fo:font-size="12pt" style:font-size-asian="12pt" style:font-size-complex="12pt"/>
    </style:style>
    <style:style style:name="P8" style:family="paragraph" style:parent-style-name="Text_20_body" style:list-style-name="L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9" style:family="paragraph" style:parent-style-name="Text_20_body" style:list-style-name="L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0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1" style:family="paragraph" style:parent-style-name="Text_20_body" style:list-style-name="L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5" style:family="paragraph" style:parent-style-name="Heading_20_3">
      <style:paragraph-properties fo:margin-top="0.282cm" fo:margin-bottom="0cm" fo:line-height="114%" style:writing-mode="lr-tb"/>
      <style:text-properties style:font-name="Arial" fo:font-size="12pt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666666" style:text-line-through-style="none" fo:font-style="normal" style:text-underline-style="none" fo:font-weight="bold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fall för PHP-projektet Springsidan <text:s/></text:h>
      <text:p text:style-name="P5">_____________________________________________________________________</text:p>
      <text:h text:style-name="P2" text:outline-level="1"><text:span text:style-name="T2">TF1.1 <text:line-break/>Registrera användare</text:span></text:h>
      <text:p text:style-name="P7"><text:span text:style-name="T3">Syfte att en ny användare kan registrera sig för användning av Springsidan.</text:span></text:p>
      <text:h text:style-name="P15" text:outline-level="3"><text:span text:style-name="T4">Efterkrav</text:span></text:h>
      <text:p text:style-name="P6">Användaren kan logga in sig på sidan.</text:p>
      <text:h text:style-name="P15" text:outline-level="3"><text:span text:style-name="T4">Scenario</text:span></text:h>
      <text:list xml:id="list8850784192802173198" text:style-name="L16">
        <text:list-item>
          <text:p text:style-name="P8"><text:span text:style-name="T1">Startsidan-&gt;Registrera användare</text:span></text:p>
        </text:list-item>
        <text:list-item>
          <text:p text:style-name="P11">Formulär visas</text:p>
        </text:list-item>
        <text:list-item>
          <text:p text:style-name="P11">Fyll i valfritt användarnamn, lösenord, e-postadress. Klicka på Registrera.</text:p>
        </text:list-item>
        <text:list-item>
          <text:p text:style-name="P11">Bekräftelsemeddelande att registreringen lyckades.</text:p>
        </text:list-item>
      </text:list>
      <text:p text:style-name="P4">_____________________________________________________________________</text:p>
      <text:h text:style-name="P2" text:outline-level="1"><text:span text:style-name="T2">TF1.2 <text:line-break/>Misslyckad registrering – inga uppgifter</text:span></text:h>
      <text:p text:style-name="P7"><text:span text:style-name="T3">Syfte att en ny användare ej kan registrera sig utan att fylla i tillräckliga uppgifter.</text:span></text:p>
      <text:h text:style-name="P14" text:outline-level="3">Efterkrav</text:h>
      <text:p text:style-name="P6">Användaren blev ej registrerad.</text:p>
      <text:h text:style-name="P15" text:outline-level="3"><text:span text:style-name="T4">Scenario</text:span></text:h>
      <text:list xml:id="list5958143885285119684" text:style-name="L17">
        <text:list-item>
          <text:p text:style-name="P9"><text:span text:style-name="T1">Startsidan-&gt;Registrera användare</text:span></text:p>
        </text:list-item>
        <text:list-item>
          <text:p text:style-name="P12">Formulär visas</text:p>
        </text:list-item>
        <text:list-item>
          <text:p text:style-name="P12">Lämna formuläret tomt. Klicka på Registrera.</text:p>
        </text:list-item>
        <text:list-item>
          <text:p text:style-name="P12">Felmeddelande – Uppgiftermåste anges. OBS. gäller även om JS är avslaget.</text:p>
        </text:list-item>
      </text:list>
      <text:p text:style-name="P4">_____________________________________________________________________</text:p>
      <text:h text:style-name="P2" text:outline-level="1"><text:span text:style-name="T2">TF1.3 <text:line-break/>Misslyckad registrering – ogiltig emailadress</text:span></text:h>
      <text:p text:style-name="P7"><text:span text:style-name="T3">Syfte att en ny användare ej kan registrera sig utan att fylla i tillräckliga uppgifter.</text:span></text:p>
      <text:h text:style-name="P14" text:outline-level="3">Efterkrav</text:h>
      <text:p text:style-name="P7"><text:span text:style-name="T3">Användaren blev ej registrerad.</text:span></text:p>
      <text:h text:style-name="P15" text:outline-level="3"><text:span text:style-name="T4">Scenario</text:span></text:h>
      <text:list xml:id="list7242814733149967481" text:style-name="L18">
        <text:list-item>
          <text:p text:style-name="P10"><text:span text:style-name="T1">Startsidan-&gt;Registrera användare</text:span></text:p>
        </text:list-item>
        <text:list-item>
          <text:p text:style-name="P13">Formulär visas</text:p>
        </text:list-item>
        <text:list-item>
          <text:p text:style-name="P13">Fyll i felaktigt format på e-postadressen. Klicka på Registrera.</text:p>
        </text:list-item>
        <text:list-item>
          <text:p text:style-name="P13">Felmeddelande – Ogiltig e-post. OBS. gäller även om JS är avslaget.</text:p>
        </text:list-item>
      </text:list>
      <text:p text:style-name="P4">_____________________________________________________________________</text:p>
      <text:h text:style-name="P2" text:outline-level="1"><text:soft-page-break/><text:span text:style-name="T2">TF2.1 <text:line-break/>Inloggning </text:span></text:h>
      <text:p text:style-name="P7"><text:span text:style-name="T3">Syfte att användaren efter inloggning med rätt uppgifter blir inloggad.</text:span></text:p>
      <text:h text:style-name="P14" text:outline-level="3">Efterkrav</text:h>
      <text:p text:style-name="P7"><text:span text:style-name="T3">Inloggad, visar sida för detta.</text:span></text:p>
      <text:h text:style-name="P15" text:outline-level="3"><text:span text:style-name="T4">Scenario</text:span></text:h>
      <text:list xml:id="list1862481557" text:continue-numbering="true" text:style-name="L18">
        <text:list-item>
          <text:p text:style-name="P10"><text:span text:style-name="T1">Startsidan</text:span></text:p>
        </text:list-item>
        <text:list-item>
          <text:p text:style-name="P13">Logga in med giltiga användaruppgifter.</text:p>
        </text:list-item>
        <text:list-item>
          <text:p text:style-name="P13">Inloggad sida visas</text:p>
        </text:list-item>
      </text:list>
      <text:p text:style-name="P4">_____________________________________________________________________</text:p>
      <text:h text:style-name="P2" text:outline-level="1"><text:span text:style-name="T2">TF2.2 <text:line-break/>Inloggning – inga uppgifter</text:span></text:h>
      <text:p text:style-name="P7"><text:span text:style-name="T3">Syfte att användaren efter inloggning utan uppgifter INTE blir inloggad.</text:span></text:p>
      <text:h text:style-name="P14" text:outline-level="3">Efterkrav</text:h>
      <text:p text:style-name="P7"><text:span text:style-name="T3">Startsidan och felmeddelande.</text:span></text:p>
      <text:h text:style-name="P15" text:outline-level="3"><text:span text:style-name="T4">Scenario</text:span></text:h>
      <text:list xml:id="list648484967" text:continue-numbering="true" text:style-name="L18">
        <text:list-item>
          <text:p text:style-name="P10"><text:span text:style-name="T1">Startsidan</text:span></text:p>
        </text:list-item>
        <text:list-item>
          <text:p text:style-name="P13">Tryck på Logga in, utan att fylla i användaruppgifter.</text:p>
        </text:list-item>
        <text:list-item>
          <text:p text:style-name="P13">Startsidan visas forfarande, meddelande om att uppgifter måste anges.<text:line-break/>OBS. Gäller oavsett om bara ett av fälten lämnas tomma.</text:p>
        </text:list-item>
      </text:list>
      <text:p text:style-name="P4">_____________________________________________________________________</text:p>
      <text:h text:style-name="P2" text:outline-level="1"><text:span text:style-name="T2">TF2.3 <text:line-break/>Inloggning – fel uppgifter</text:span></text:h>
      <text:p text:style-name="P7"><text:span text:style-name="T3">Syfte att användaren efter inloggning med fel uppgifter INTE blir inloggad.</text:span></text:p>
      <text:h text:style-name="P14" text:outline-level="3">Efterkrav</text:h>
      <text:p text:style-name="P7"><text:span text:style-name="T3">Startsidan och felmeddelande.</text:span></text:p>
      <text:h text:style-name="P15" text:outline-level="3"><text:span text:style-name="T4">Scenario</text:span></text:h>
      <text:list xml:id="list249926984" text:continue-numbering="true" text:style-name="L18">
        <text:list-item>
          <text:p text:style-name="P10"><text:span text:style-name="T1">Startsidan</text:span></text:p>
        </text:list-item>
        <text:list-item>
          <text:p text:style-name="P13">Fyll i felaktiga uppgifter och tryck på Logga in.</text:p>
        </text:list-item>
        <text:list-item>
          <text:p text:style-name="P13">Startsidan visas forfarande, meddelande om att uppgifter är felaktiga.<text:line-break/>OBS. Gäller oavsett om bara ett av fälten är fel.</text:p>
        </text:list-item>
      </text:list>
      <text:p text:style-name="P4">_____________________________________________________________________</text:p>
      <text:h text:style-name="P3" text:outline-level="1"><text:span text:style-name="T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xygen" svg:font-family="Oxygen"/>
    <style:font-face style:name="Adobe Fan Heiti Std" svg:font-family="'Adobe Fan Heiti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09-21T15:40:34</dc:date>
    <meta:editing-duration>PT33M45S</meta:editing-duration>
    <meta:editing-cycles>18</meta:editing-cycles>
    <meta:document-statistic meta:table-count="0" meta:image-count="0" meta:object-count="0" meta:page-count="2" meta:paragraph-count="59" meta:word-count="299" meta:character-count="2468"/>
  </office:meta>
</office:document-meta>
</file>